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Times New Roman Normalny" svg:font-family="Times New Roman Normalny" style:font-pitch="variable" style:font-family-generic="swiss"/>
    <style:font-face style:name="Alef" svg:font-family="Alef" style:font-pitch="variable"/>
  </office:font-face-decls>
  <office:automatic-styles>
    <style:style style:name="P1" style:family="paragraph" style:parent-style-name="Normal" style:master-page-name="Standard">
      <style:paragraph-properties fo:margin-left="0cm" fo:margin-right="0cm">
        <style:tab-stops>
          <style:tab-stop style:type="center" style:leader-style="none" style:position="8.001cm"/>
        </style:tab-stops>
      </style:paragraph-properties>
    </style:style>
    <style:style style:name="T1_1" style:family="text">
      <style:text-properties style:font-name="Times New Roman Normalny" fo:font-size="12pt" style:font-size-asian="12pt" fo:language="pl"/>
    </style:style>
    <style:style style:name="T1_2" style:family="text">
      <style:text-properties style:font-name="Times New Roman Normalny" fo:font-size="18pt" style:font-size-asian="18pt" fo:language="pl" fo:font-weight="bold" style:font-weight-asian="bold"/>
    </style:style>
    <style:style style:name="P2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</style:style>
    <style:style style:name="T2_1" style:family="text">
      <style:text-properties style:font-name="Times New Roman Normalny" fo:font-size="14.5pt" style:font-size-asian="14.5pt" fo:language="pl" fo:font-weight="bold" style:font-weight-asian="bold"/>
    </style:style>
    <style:style style:name="P3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</style:style>
    <style:style style:name="FR1" style:family="graphic" style:parent-style-name="Normal">
      <style:graphic-properties draw:stroke="none" draw:fill="none" fo:border-top="none" fo:margin-top="0.159cm" fo:border-bottom="none" fo:margin-bottom="0.159cm" fo:border-left="none" fo:margin-left="0.159cm" fo:border-right="none" fo:margin-right="0.159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T3_1" style:family="text">
      <style:text-properties style:font-name="Times New Roman Normalny" fo:font-size="12pt" style:font-size-asian="12pt" fo:language="pl" fo:font-weight="bold" style:font-weight-asian="bold"/>
    </style:style>
    <style:style style:name="P4" style:family="paragraph" style:parent-style-name="Normal">
      <style:paragraph-properties fo:text-indent="0cm" fo:margin-left="1.251cm">
        <style:tab-stops>
          <style:tab-stop style:type="left" style:leader-style="none" style:position="-1.251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3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8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4.748cm"/>
        </style:tab-stops>
      </style:paragraph-properties>
    </style:style>
    <style:style style:name="T4_1" style:family="text">
      <style:text-properties style:font-name="Times New Roman Normalny" fo:font-size="12pt" style:font-size-asian="12pt" fo:language="pl" fo:font-weight="bold" style:font-weight-asian="bold"/>
    </style:style>
    <style:style style:name="P5" style:family="paragraph" style:parent-style-name="Normal">
      <style:paragraph-properties fo:text-indent="0cm" fo:margin-left="1.251cm">
        <style:tab-stops>
          <style:tab-stop style:type="left" style:leader-style="none" style:position="-1.251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3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8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4.748cm"/>
        </style:tab-stops>
      </style:paragraph-properties>
    </style:style>
    <style:style style:name="T5_1" style:family="text">
      <style:text-properties fo:font-style="italic" style:font-style-asian="italic" style:font-name="Times New Roman Normalny" fo:font-size="12pt" style:font-size-asian="12pt" fo:language="pl"/>
    </style:style>
    <style:style style:name="P6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</style:style>
    <style:style style:name="T6_1" style:family="text">
      <style:text-properties style:font-name="Times New Roman Normalny" fo:font-size="12pt" style:font-size-asian="12pt" fo:language="pl"/>
    </style:style>
    <style:style style:name="P7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font-size="12pt" style:font-size-asian="12pt" fo:language="pl"/>
    </style:style>
    <style:style style:name="P8" style:family="paragraph" style:parent-style-name="Level_20_1">
      <style:paragraph-properties fo:text-indent="-1.251cm" fo:margin-left="1.251cm">
        <style:tab-stops>
          <style:tab-stop style:type="left" style:leader-style="none" style:position="-1.251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3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8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4.748cm"/>
        </style:tab-stops>
      </style:paragraph-properties>
      <style:text-properties style:font-name="Times New Roman Normalny" fo:font-size="12pt" style:font-size-asian="12pt" fo:language="pl"/>
    </style:style>
    <style:style style:name="T8_1" style:family="text">
      <style:text-properties style:font-name="Times New Roman Normalny" fo:font-size="12pt" style:font-size-asian="12pt" fo:language="pl"/>
    </style:style>
    <style:style style:name="P9" style:family="paragraph" style:parent-style-name="Level_20_2">
      <style:paragraph-properties fo:text-indent="-1.252cm" fo:margin-left="2.503cm">
        <style:tab-stops>
          <style:tab-stop style:type="left" style:leader-style="none" style:position="-2.503cm"/>
          <style:tab-stop style:type="left" style:leader-style="none" style:position="-1.252cm"/>
          <style:tab-stop style:type="left" style:leader-style="none" style:position="-0.002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2cm"/>
          <style:tab-stop style:type="left" style:leader-style="none" style:position="5.002cm"/>
          <style:tab-stop style:type="left" style:leader-style="none" style:position="6.253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7cm"/>
          <style:tab-stop style:type="left" style:leader-style="none" style:position="11.257cm"/>
          <style:tab-stop style:type="left" style:leader-style="none" style:position="12.508cm"/>
          <style:tab-stop style:type="left" style:leader-style="none" style:position="13.496cm"/>
        </style:tab-stops>
      </style:paragraph-properties>
      <style:text-properties style:font-name="Times New Roman Normalny" fo:font-size="12pt" style:font-size-asian="12pt" fo:language="pl"/>
    </style:style>
    <style:style style:name="T9_1" style:family="text">
      <style:text-properties style:font-name="Times New Roman Normalny" fo:font-size="12pt" style:font-size-asian="12pt" fo:language="pl"/>
    </style:style>
    <style:style style:name="P10" style:family="paragraph" style:parent-style-name="Level_20_3">
      <style:paragraph-properties fo:text-indent="-1.251cm" fo:margin-left="3.754cm">
        <style:tab-stops>
          <style:tab-stop style:type="left" style:leader-style="none" style:position="-3.754cm"/>
          <style:tab-stop style:type="left" style:leader-style="none" style:position="-2.503cm"/>
          <style:tab-stop style:type="left" style:leader-style="none" style:position="-1.252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2cm"/>
          <style:tab-stop style:type="left" style:leader-style="none" style:position="5.002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7cm"/>
          <style:tab-stop style:type="left" style:leader-style="none" style:position="11.257cm"/>
          <style:tab-stop style:type="left" style:leader-style="none" style:position="12.245cm"/>
        </style:tab-stops>
      </style:paragraph-properties>
      <style:text-properties style:font-name="Times New Roman Normalny" fo:font-size="12pt" style:font-size-asian="12pt" fo:language="pl"/>
    </style:style>
    <style:style style:name="T10_1" style:family="text">
      <style:text-properties style:font-name="Times New Roman Normalny" fo:font-size="12pt" style:font-size-asian="12pt" fo:language="pl"/>
    </style:style>
    <style:style style:name="P11" style:family="paragraph" style:parent-style-name="Level_20_3">
      <style:paragraph-properties fo:text-indent="-1.251cm" fo:margin-left="3.754cm">
        <style:tab-stops>
          <style:tab-stop style:type="left" style:leader-style="none" style:position="-3.754cm"/>
          <style:tab-stop style:type="left" style:leader-style="none" style:position="-2.503cm"/>
          <style:tab-stop style:type="left" style:leader-style="none" style:position="-1.252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2cm"/>
          <style:tab-stop style:type="left" style:leader-style="none" style:position="5.002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7cm"/>
          <style:tab-stop style:type="left" style:leader-style="none" style:position="11.257cm"/>
          <style:tab-stop style:type="left" style:leader-style="none" style:position="12.245cm"/>
        </style:tab-stops>
      </style:paragraph-properties>
      <style:text-properties style:font-name="Times New Roman Normalny" fo:font-size="12pt" style:font-size-asian="12pt" fo:language="pl" fo:font-weight="bold" style:font-weight-asian="bold"/>
    </style:style>
    <style:style style:name="T11_1" style:family="text">
      <style:text-properties style:font-name="Times New Roman Normalny" fo:font-size="12pt" style:font-size-asian="12pt" fo:language="pl" fo:font-weight="bold" style:font-weight-asian="bold"/>
    </style:style>
    <style:style style:name="P12" style:family="paragraph" style:parent-style-name="Level_20_3">
      <style:paragraph-properties fo:text-indent="-1.251cm" fo:margin-left="3.754cm">
        <style:tab-stops>
          <style:tab-stop style:type="left" style:leader-style="none" style:position="-3.754cm"/>
          <style:tab-stop style:type="left" style:leader-style="none" style:position="-2.503cm"/>
          <style:tab-stop style:type="left" style:leader-style="none" style:position="-1.252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2cm"/>
          <style:tab-stop style:type="left" style:leader-style="none" style:position="5.002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7cm"/>
          <style:tab-stop style:type="left" style:leader-style="none" style:position="11.257cm"/>
          <style:tab-stop style:type="left" style:leader-style="none" style:position="12.245cm"/>
        </style:tab-stops>
      </style:paragraph-properties>
      <style:text-properties style:font-name="Times New Roman Normalny" fo:font-size="12pt" style:font-size-asian="12pt" fo:language="pl"/>
    </style:style>
    <style:style style:name="T12_1" style:family="text">
      <style:text-properties style:font-name="Times New Roman Normalny" fo:font-size="12pt" style:font-size-asian="12pt" fo:language="pl"/>
    </style:style>
    <style:style style:name="P13" style:family="paragraph" style:parent-style-name="Level_20_3">
      <style:paragraph-properties fo:text-indent="-1.251cm" fo:margin-left="3.754cm">
        <style:tab-stops>
          <style:tab-stop style:type="left" style:leader-style="none" style:position="-3.754cm"/>
          <style:tab-stop style:type="left" style:leader-style="none" style:position="-2.503cm"/>
          <style:tab-stop style:type="left" style:leader-style="none" style:position="-1.252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2cm"/>
          <style:tab-stop style:type="left" style:leader-style="none" style:position="5.002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7cm"/>
          <style:tab-stop style:type="left" style:leader-style="none" style:position="11.257cm"/>
          <style:tab-stop style:type="left" style:leader-style="none" style:position="12.245cm"/>
        </style:tab-stops>
      </style:paragraph-properties>
      <style:text-properties fo:font-style="italic" style:font-style-asian="italic" style:font-name="Times New Roman Normalny" fo:font-size="12pt" style:font-size-asian="12pt" fo:language="pl"/>
    </style:style>
    <style:style style:name="T13_1" style:family="text">
      <style:text-properties fo:font-style="italic" style:font-style-asian="italic" style:font-name="Times New Roman Normalny" fo:font-size="12pt" style:font-size-asian="12pt" fo:language="pl"/>
    </style:style>
    <style:style style:name="P14" style:family="paragraph" style:parent-style-name="Level_20_2">
      <style:paragraph-properties fo:text-indent="-1.252cm" fo:margin-left="2.503cm">
        <style:tab-stops>
          <style:tab-stop style:type="left" style:leader-style="none" style:position="-2.503cm"/>
          <style:tab-stop style:type="left" style:leader-style="none" style:position="-1.252cm"/>
          <style:tab-stop style:type="left" style:leader-style="none" style:position="-0.002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2cm"/>
          <style:tab-stop style:type="left" style:leader-style="none" style:position="5.002cm"/>
          <style:tab-stop style:type="left" style:leader-style="none" style:position="6.253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7cm"/>
          <style:tab-stop style:type="left" style:leader-style="none" style:position="11.257cm"/>
          <style:tab-stop style:type="left" style:leader-style="none" style:position="12.508cm"/>
          <style:tab-stop style:type="left" style:leader-style="none" style:position="13.496cm"/>
        </style:tab-stops>
      </style:paragraph-properties>
      <style:text-properties style:font-name="Times New Roman Normalny" fo:font-size="12pt" style:font-size-asian="12pt" fo:language="pl"/>
    </style:style>
    <style:style style:name="T14_1" style:family="text">
      <style:text-properties style:font-name="Times New Roman Normalny" fo:font-size="12pt" style:font-size-asian="12pt" fo:language="pl"/>
    </style:style>
    <style:style style:name="P15" style:family="paragraph" style:parent-style-name="Level_20_1">
      <style:paragraph-properties fo:text-indent="-1.251cm" fo:margin-left="1.251cm">
        <style:tab-stops>
          <style:tab-stop style:type="left" style:leader-style="none" style:position="-1.251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3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8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4.748cm"/>
        </style:tab-stops>
      </style:paragraph-properties>
    </style:style>
    <style:style style:name="T15_1" style:family="text">
      <style:text-properties style:font-name="Times New Roman Normalny" fo:font-size="12pt" style:font-size-asian="12pt" fo:language="pl"/>
    </style:style>
    <style:style style:name="T15_2" style:family="text">
      <style:text-properties style:font-name="Times New Roman Normalny" fo:font-size="12pt" style:font-size-asian="12pt" fo:language="pl" style:text-underline-style="solid" style:text-underline-color="font-color"/>
    </style:style>
    <style:style style:name="P16" style:family="paragraph" style:parent-style-name="Level_20_1">
      <style:paragraph-properties fo:text-indent="-1.251cm" fo:margin-left="1.251cm">
        <style:tab-stops>
          <style:tab-stop style:type="left" style:leader-style="none" style:position="-1.251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3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8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4.748cm"/>
        </style:tab-stops>
      </style:paragraph-properties>
      <style:text-properties style:font-name="Times New Roman Normalny" fo:font-size="12pt" style:font-size-asian="12pt" fo:language="pl"/>
    </style:style>
    <style:style style:name="T16_1" style:family="text">
      <style:text-properties style:font-name="Times New Roman Normalny" fo:font-size="12pt" style:font-size-asian="12pt" fo:language="pl"/>
    </style:style>
    <style:style style:name="P17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font-size="12pt" style:font-size-asian="12pt" fo:language="pl"/>
    </style:style>
    <style:style style:name="P18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font-size="12pt" style:font-size-asian="12pt" fo:language="pl"/>
    </style:style>
    <style:style style:name="Table1" style:family="table">
      <style:table-properties table:align="left" style:width="16.118cm" fo:margin-left="0.093cm"/>
    </style:style>
    <style:style style:name="Column1" style:family="table-column">
      <style:table-column-properties style:column-width="5.45cm" style:use-optimal-column-width="false"/>
    </style:style>
    <style:style style:name="Column2" style:family="table-column">
      <style:table-column-properties style:column-width="5.332cm" style:use-optimal-column-width="false"/>
    </style:style>
    <style:style style:name="Column3" style:family="table-column">
      <style:table-column-properties style:column-width="5.336cm" style:use-optimal-column-width="false"/>
    </style:style>
    <style:style style:name="Row1" style:family="table-row">
      <style:table-row-properties style:use-optimal-row-height="false" fo:keep-together="always"/>
    </style:style>
    <style:style style:name="Cell1" style:family="table-cell">
      <style:table-cell-properties style:vertical-align="top" fo:padding-top="0.212cm" fo:border-top="#000000 0.035cm solid" fo:padding-bottom="0.102cm" fo:border-bottom="#000000 0.035cm solid" fo:padding-left="0.212cm" fo:border-left="#000000 0.035cm solid" fo:padding-right="0.212cm" fo:border-right="#000000 0.035cm solid" fo:wrap-option="wrap"/>
    </style:style>
    <style:style style:name="P19" style:family="paragraph" style:parent-style-name="Normal">
      <style:paragraph-properties>
        <style:tab-stops>
          <style:tab-stop style:type="center" style:leader-style="none" style:position="2.547cm"/>
        </style:tab-stops>
      </style:paragraph-properties>
    </style:style>
    <style:style style:name="T19_1" style:family="text">
      <style:text-properties style:font-name="Times New Roman Normalny" fo:font-size="12pt" style:font-size-asian="12pt" fo:language="pl" fo:language-asian="en" fo:language-complex="ar" fo:country-asian="US" fo:country-complex="SA"/>
    </style:style>
    <style:style style:name="Cell2" style:family="table-cell">
      <style:table-cell-properties style:vertical-align="top" fo:padding-top="0.212cm" fo:border-top="#000000 0.035cm solid" fo:padding-bottom="0.102cm" fo:border-bottom="#000000 0.035cm solid" fo:padding-left="0.212cm" fo:border-left="#000000 0.035cm solid" fo:padding-right="0.212cm" fo:border-right="#000000 0.035cm solid" fo:wrap-option="wrap"/>
    </style:style>
    <style:style style:name="P20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</style:style>
    <style:style style:name="T20_1" style:family="text">
      <style:text-properties style:font-name="Times New Roman Normalny" fo:font-size="12pt" style:font-size-asian="12pt" fo:language="pl" fo:language-asian="en" fo:language-complex="ar" fo:country-asian="US" fo:country-complex="SA"/>
    </style:style>
    <style:style style:name="Cell3" style:family="table-cell">
      <style:table-cell-properties style:vertical-align="top" fo:padding-top="0.212cm" fo:border-top="#000000 0.035cm solid" fo:padding-bottom="0.102cm" fo:border-bottom="#000000 0.035cm solid" fo:padding-left="0.212cm" fo:border-left="#000000 0.035cm solid" fo:padding-right="0.212cm" fo:border-right="#000000 0.035cm solid" fo:wrap-option="wrap"/>
    </style:style>
    <style:style style:name="P21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font-size="12pt" style:font-size-asian="12pt" fo:language="pl" fo:language-asian="en" fo:language-complex="ar" fo:country-asian="US" fo:country-complex="SA"/>
    </style:style>
    <style:style style:name="Row2" style:family="table-row">
      <style:table-row-properties style:use-optimal-row-height="false" fo:keep-together="always"/>
    </style:style>
    <style:style style:name="Cell4" style:family="table-cell">
      <style:table-cell-properties style:vertical-align="top" fo:padding-top="0.212cm" fo:border-top="#000000 0.035cm solid" fo:padding-bottom="0.102cm" fo:border-bottom="#000000 0.035cm solid" fo:padding-left="0.212cm" fo:border-left="#000000 0.035cm solid" fo:padding-right="0.212cm" fo:border-right="#000000 0.035cm solid" fo:wrap-option="wrap"/>
    </style:style>
    <style:style style:name="P22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font-size="12pt" style:font-size-asian="12pt" fo:language="pl" fo:language-asian="en" fo:language-complex="ar" fo:country-asian="US" fo:country-complex="SA"/>
    </style:style>
    <style:style style:name="Cell5" style:family="table-cell">
      <style:table-cell-properties style:vertical-align="top" fo:padding-top="0.212cm" fo:border-top="#000000 0.035cm solid" fo:padding-bottom="0.102cm" fo:border-bottom="#000000 0.035cm solid" fo:padding-left="0.212cm" fo:border-left="#000000 0.035cm solid" fo:padding-right="0.212cm" fo:border-right="#000000 0.035cm solid" fo:wrap-option="wrap"/>
    </style:style>
    <style:style style:name="P23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</style:style>
    <style:style style:name="T23_1" style:family="text">
      <style:text-properties style:font-name="Times New Roman Normalny" fo:font-size="12pt" style:font-size-asian="12pt" fo:language="pl" fo:language-asian="en" fo:language-complex="ar" fo:country-asian="US" fo:country-complex="SA"/>
    </style:style>
    <style:style style:name="Cell6" style:family="table-cell">
      <style:table-cell-properties style:vertical-align="top" fo:padding-top="0.212cm" fo:border-top="#000000 0.035cm solid" fo:padding-bottom="0.102cm" fo:border-bottom="#000000 0.035cm solid" fo:padding-left="0.212cm" fo:border-left="#000000 0.035cm solid" fo:padding-right="0.212cm" fo:border-right="#000000 0.035cm solid" fo:wrap-option="wrap"/>
    </style:style>
    <style:style style:name="P24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</style:style>
    <style:style style:name="T24_1" style:family="text">
      <style:text-properties style:font-name="Times New Roman Normalny" fo:font-size="12pt" style:font-size-asian="12pt" fo:language="pl" fo:language-asian="en" fo:language-complex="ar" fo:country-asian="US" fo:country-complex="SA"/>
    </style:style>
    <style:style style:name="P25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font-size="12pt" style:font-size-asian="12pt" fo:language="pl"/>
    </style:style>
    <style:style style:name="P26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font-size="12pt" style:font-size-asian="12pt" fo:language="pl"/>
    </style:style>
    <style:style style:name="FR2" style:family="graphic" style:parent-style-name="Normal">
      <style:graphic-properties draw:stroke="solid" svg:stroke-width="0.034cm" svg:stroke-color="#000000" draw:fill-color="#ffffff" fo:background-color="#ffffff" fo:padding-top="0.212cm" fo:border-top="#000000 0.034cm solid" fo:margin-top="0.423cm" fo:padding-bottom="0.212cm" fo:border-bottom="#000000 0.034cm solid" fo:margin-bottom="0.423cm" fo:padding-left="0.212cm" fo:border-left="#000000 0.034cm solid" fo:margin-left="0.423cm" fo:padding-right="0.212cm" fo:border-right="#000000 0.034cm solid" fo:margin-right="0.423cm" style:horizontal-pos="from-left" style:horizontal-rel="paragraph" style:vertical-pos="from-top" style:vertical-rel="paragraph" style:flow-with-text="false" style:wrap="biggest" style:run-through="foreground" fo:wrap-option="wrap" draw:auto-grow-height="false" draw:auto-grow-width="false"/>
    </style:style>
    <style:style style:name="P27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</style:style>
    <style:style style:name="T27_1" style:family="text">
      <style:text-properties fo:language="pl"/>
    </style:style>
    <style:style style:name="P28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font-size="12pt" style:font-size-asian="12pt" fo:language="pl"/>
    </style:style>
    <style:style style:name="P29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font-size="12pt" style:font-size-asian="12pt" fo:language="pl"/>
    </style:style>
    <style:style style:name="P30" style:family="paragraph" style:parent-style-name="Normal">
      <style:paragraph-properties fo:text-indent="-3.754cm" fo:margin-left="3.754cm">
        <style:tab-stops>
          <style:tab-stop style:type="left" style:leader-style="none" style:position="-3.754cm"/>
          <style:tab-stop style:type="left" style:leader-style="none" style:position="-2.503cm"/>
          <style:tab-stop style:type="left" style:leader-style="none" style:position="-1.252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2cm"/>
          <style:tab-stop style:type="left" style:leader-style="none" style:position="5.002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7cm"/>
          <style:tab-stop style:type="left" style:leader-style="none" style:position="11.257cm"/>
          <style:tab-stop style:type="left" style:leader-style="none" style:position="12.245cm"/>
        </style:tab-stops>
      </style:paragraph-properties>
    </style:style>
    <style:style style:name="T30_1" style:family="text">
      <style:text-properties style:font-name="Times New Roman Normalny" fo:font-size="12pt" style:font-size-asian="12pt" fo:language="pl"/>
    </style:style>
    <style:style style:name="T30_2" style:family="text">
      <style:text-properties style:font-name="Alef" fo:language="pl"/>
    </style:style>
    <style:style style:name="P31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language="pl"/>
    </style:style>
    <style:style style:name="P32" style:family="paragraph" style:parent-style-name="Normal">
      <style:paragraph-properties fo:text-indent="-3.754cm" fo:margin-left="3.754cm">
        <style:tab-stops>
          <style:tab-stop style:type="left" style:leader-style="none" style:position="-3.754cm"/>
          <style:tab-stop style:type="left" style:leader-style="none" style:position="-2.503cm"/>
          <style:tab-stop style:type="left" style:leader-style="none" style:position="-1.252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2cm"/>
          <style:tab-stop style:type="left" style:leader-style="none" style:position="5.002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7cm"/>
          <style:tab-stop style:type="left" style:leader-style="none" style:position="11.257cm"/>
          <style:tab-stop style:type="left" style:leader-style="none" style:position="12.245cm"/>
        </style:tab-stops>
      </style:paragraph-properties>
    </style:style>
    <style:style style:name="T32_1" style:family="text">
      <style:text-properties style:font-name="Times New Roman Normalny" fo:language="pl"/>
    </style:style>
    <style:style style:name="P33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language="pl"/>
    </style:style>
    <style:style style:name="P34" style:family="paragraph" style:parent-style-name="Normal">
      <style:paragraph-properties fo:text-indent="-3.754cm" fo:margin-left="3.754cm">
        <style:tab-stops>
          <style:tab-stop style:type="left" style:leader-style="none" style:position="-3.754cm"/>
          <style:tab-stop style:type="left" style:leader-style="none" style:position="-2.503cm"/>
          <style:tab-stop style:type="left" style:leader-style="none" style:position="-1.252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2cm"/>
          <style:tab-stop style:type="left" style:leader-style="none" style:position="5.002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7cm"/>
          <style:tab-stop style:type="left" style:leader-style="none" style:position="11.257cm"/>
          <style:tab-stop style:type="left" style:leader-style="none" style:position="12.245cm"/>
        </style:tab-stops>
      </style:paragraph-properties>
    </style:style>
    <style:style style:name="T34_1" style:family="text">
      <style:text-properties style:font-name="Times New Roman Normalny" fo:language="pl"/>
    </style:style>
    <style:style style:name="P35" style:family="paragraph" style:parent-style-name="Normal">
      <style:paragraph-properties>
        <style:tab-stops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4cm"/>
          <style:tab-stop style:type="left" style:leader-style="none" style:position="5.004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8cm"/>
          <style:tab-stop style:type="left" style:leader-style="none" style:position="11.259cm"/>
          <style:tab-stop style:type="left" style:leader-style="none" style:position="12.51cm"/>
          <style:tab-stop style:type="left" style:leader-style="none" style:position="13.76cm"/>
          <style:tab-stop style:type="left" style:leader-style="none" style:position="15.011cm"/>
          <style:tab-stop style:type="left" style:leader-style="none" style:position="15.998cm"/>
        </style:tab-stops>
      </style:paragraph-properties>
      <style:text-properties style:font-name="Times New Roman Normalny" fo:language="pl"/>
    </style:style>
    <style:style style:name="P36" style:family="paragraph" style:parent-style-name="Normal">
      <style:paragraph-properties fo:text-indent="-3.754cm" fo:margin-left="3.754cm">
        <style:tab-stops>
          <style:tab-stop style:type="left" style:leader-style="none" style:position="-3.754cm"/>
          <style:tab-stop style:type="left" style:leader-style="none" style:position="-2.503cm"/>
          <style:tab-stop style:type="left" style:leader-style="none" style:position="-1.252cm"/>
          <style:tab-stop style:type="left" style:leader-style="none" style:position="0cm"/>
          <style:tab-stop style:type="left" style:leader-style="none" style:position="1.251cm"/>
          <style:tab-stop style:type="left" style:leader-style="none" style:position="2.501cm"/>
          <style:tab-stop style:type="left" style:leader-style="none" style:position="3.752cm"/>
          <style:tab-stop style:type="left" style:leader-style="none" style:position="5.002cm"/>
          <style:tab-stop style:type="left" style:leader-style="none" style:position="6.255cm"/>
          <style:tab-stop style:type="left" style:leader-style="none" style:position="7.505cm"/>
          <style:tab-stop style:type="left" style:leader-style="none" style:position="8.756cm"/>
          <style:tab-stop style:type="left" style:leader-style="none" style:position="10.007cm"/>
          <style:tab-stop style:type="left" style:leader-style="none" style:position="11.257cm"/>
          <style:tab-stop style:type="left" style:leader-style="none" style:position="12.245cm"/>
        </style:tab-stops>
      </style:paragraph-properties>
    </style:style>
    <style:style style:name="T36_1" style:family="text">
      <style:text-properties style:font-name="Times New Roman Normalny" fo:language="pl"/>
    </style:style>
  </office:automatic-styles>
  <office:body>
    <office:text>
      <text:p text:style-name="P1"><text:span text:style-name="T1_1"><text:sequence text:name="CHAPTER" text:formula="ooow:CHAPTER+1"/></text:span><text:span text:style-name="T1_2"><text:tab/>Tańcowała</text:span></text:p>
      <text:p text:style-name="P2"><text:span text:style-name="T2_1">Ryba</text:span></text:p>
      <text:p text:style-name="P3"><draw:frame svg:x="10.038cm" svg:y="0.134cm" svg:width="5.2cm" svg:height="7.071cm" draw:style-name="FR1" text:anchor-type="char" draw:z-index="0"><draw:image xlink:href="Pictures/image1.png" xlink:type="simple" xlink:show="embed" xlink:actuate="onLoad"/></draw:frame><text:span text:style-name="T3_1">z</text:span></text:p>
      <text:p text:style-name="P4"><text:span text:style-name="T4_1">rakiem</text:span></text:p>
      <text:p text:style-name="P5"><text:span text:style-name="T5_1">ryba</text:span></text:p>
      <text:p text:style-name="P6"><text:span text:style-name="T6_1">z<text:s/>rakiem</text:span></text:p>
      <text:p text:style-name="P7"/>
      <text:list text:style-name="LS1" xml:id="list0">
        <text:list-item>
          <text:p text:style-name="P8"><text:span text:style-name="T8_1"><text:tab/>A</text:span></text:p>
          <text:list>
            <text:list-item>
              <text:p text:style-name="P9"><text:span text:style-name="T9_1"><text:tab/>Pietruszka</text:span></text:p>
              <text:list>
                <text:list-item>
                  <text:p text:style-name="P10"><text:span text:style-name="T10_1"><text:tab/>Z</text:span></text:p>
                </text:list-item>
                <text:list-item>
                  <text:p text:style-name="P11"><text:span text:style-name="T11_1"><text:tab/>Pasternakiem</text:span></text:p>
                </text:list-item>
                <text:list-item>
                  <text:p text:style-name="P12"><text:span text:style-name="T12_1"><text:tab/>Z</text:span></text:p>
                </text:list-item>
                <text:list-item>
                  <text:p text:style-name="P13"><text:span text:style-name="T13_1"><text:tab/>Pasternakiem</text:span></text:p>
                </text:list-item>
              </text:list>
            </text:list-item>
            <text:list-item>
              <text:p text:style-name="P14"><text:span text:style-name="T14_1"><text:tab/>A</text:span></text:p>
            </text:list-item>
          </text:list>
        </text:list-item>
        <text:list-item>
          <text:p text:style-name="P15"><text:span text:style-name="T15_1"><text:tab/></text:span><text:span text:style-name="T15_2">Cebula</text:span></text:p>
        </text:list-item>
        <text:list-item>
          <text:p text:style-name="P16"><text:span text:style-name="T16_1"><text:tab/>Z<text:s/>czosnkom</text:span></text:p>
        </text:list-item>
      </text:list>
      <text:p text:style-name="P17"/>
      <text:p text:style-name="P1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9"><text:span text:style-name="T19_1">a<text:tab/></text:span></text:p>
          </table:table-cell>
          <table:table-cell table:style-name="Cell2">
            <text:p text:style-name="P20"><text:span text:style-name="T20_1">dziewczyna</text:span></text:p>
          </table:table-cell>
          <table:table-cell table:style-name="Cell3">
            <text:p text:style-name="P21"/>
          </table:table-cell>
        </table:table-row>
        <table:table-row table:style-name="Row2">
          <table:table-cell table:style-name="Cell4">
            <text:p text:style-name="P22"/>
          </table:table-cell>
          <table:table-cell table:style-name="Cell5">
            <text:p text:style-name="P23"><text:span text:style-name="T23_1">z</text:span></text:p>
          </table:table-cell>
          <table:table-cell table:style-name="Cell6">
            <text:p text:style-name="P24"><text:span text:style-name="T24_1">kozakom</text:span></text:p>
          </table:table-cell>
        </table:table-row>
      </table:table>
      <text:p text:style-name="P25"/>
      <text:p text:style-name="P26"><draw:frame svg:x="7.72cm" svg:y="-0.032cm" svg:width="8.323cm" svg:height="1.059cm" draw:style-name="FR2" text:anchor-type="char" draw:z-index="1"><draw:text-box><text:p text:style-name="P27"><text:span text:style-name="T27_1">Siup<text:s/>siup</text:span></text:p></draw:text-box></draw:frame></text:p>
      <text:p text:style-name="P28"/>
      <text:p text:style-name="P29"/>
      <text:p text:style-name="P30"><text:span text:style-name="T30_1"><text:tab/></text:span><text:span text:style-name="T30_2">JAPANESE:<text:s/><text:tab/>–<text:s/>COULD<text:s/>NOT<text:s/>PROVIDE,<text:s/>WP<text:s/>LANGUAGE<text:s/>PACK<text:s/>–</text:span></text:p>
      <text:p text:style-name="P31"/>
      <text:p text:style-name="P32"><text:span text:style-name="T32_1"><text:tab/>ARABIC:<text:tab/>ا<text:s/>ب<text:s/>ت<text:s/>ث<text:s/>ج<text:s/>ح<text:s/>خ<text:s/>د<text:s/>ذ<text:s/>ر<text:s/>ز<text:s/>س<text:s/>ش<text:s/>ص<text:s/>ض<text:s/>ط<text:s/>ظ<text:s/>ع<text:s/>غ<text:s/>ف<text:s/>ق<text:s/>ك<text:s/>ل<text:s/>م<text:s/>ن<text:s/>ه<text:s/>و<text:s/>ي</text:span></text:p>
      <text:p text:style-name="P33"/>
      <text:p text:style-name="P34"><text:span text:style-name="T34_1"><text:tab/>CYRYLIC:<text:tab/>Вв,<text:s/>Ёё,<text:s/>Цц,<text:s/>Чч,<text:s/>Щщ,<text:s/>Ъъ,<text:s/>Ьь,<text:s/>Ээ</text:span></text:p>
      <text:p text:style-name="P35"/>
      <text:p text:style-name="P36"><text:span text:style-name="T36_1"><text:tab/>POLISH:<text:tab/>Ąą,<text:s/>Ęę,<text:s/>Łł,<text:s/>Ćć,<text:s/>Żż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Times New Roman Normalny" svg:font-family="Times New Roman Normalny" style:font-pitch="variable" style:font-family-generic="swiss"/>
    <style:font-face style:name="Alef" svg:font-family="Alef" style:font-pitch="variable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 fo:language="en" fo:country="US"/>
    </style:style>
    <style:style style:name="Default_20_Paragraph_20_Font" style:display-name="Default Paragraph Font" style:family="text"/>
    <style:style style:name="Level_20_1" style:display-name="Level 1" style:family="paragraph" style:parent-style-name="Normal"/>
    <style:style style:name="Level_20_2" style:display-name="Level 2" style:family="paragraph" style:parent-style-name="Normal"/>
    <style:style style:name="Level_20_3" style:display-name="Level 3" style:family="paragraph" style:parent-style-name="Normal"/>
    <style:style style:name="Level_20_4" style:display-name="Level 4" style:family="paragraph" style:parent-style-name="Normal"/>
    <style:style style:name="Level_20_5" style:display-name="Level 5" style:family="paragraph" style:parent-style-name="Normal"/>
    <style:style style:name="Level_20_6" style:display-name="Level 6" style:family="paragraph" style:parent-style-name="Normal"/>
    <style:style style:name="Level_20_7" style:display-name="Level 7" style:family="paragraph" style:parent-style-name="Normal"/>
    <style:style style:name="Level_20_8" style:display-name="Level 8" style:family="paragraph" style:parent-style-name="Normal"/>
    <style:style style:name="Level_20_9" style:display-name="Level 9" style:family="paragraph" style:parent-style-name="Normal">
      <style:text-properties fo:font-weight="bold" style:font-weight-asian="bold"/>
    </style:style>
    <text:list-style style:name="LS1">
      <text:list-level-style-number style:num-format="1" text:style-name="List1Level0" style:num-suffix="." text:level="1"/>
      <text:list-level-style-number style:num-format="a" text:style-name="List1Level1" style:num-suffix="." text:level="2"/>
      <text:list-level-style-number style:num-format="i" text:style-name="List1Level2" style:num-suffix="." text:level="3"/>
      <text:list-level-style-number style:num-format="1" text:style-name="List1Level3" style:num-suffix=")" style:num-prefix="(" text:level="4"/>
      <text:list-level-style-number style:num-format="a" text:style-name="List1Level4" style:num-suffix=")" style:num-prefix="(" text:level="5"/>
      <text:list-level-style-number style:num-format="i" text:style-name="List1Level5" style:num-suffix=")" style:num-prefix="(" text:level="6"/>
      <text:list-level-style-number style:num-format="1" text:style-name="List1Level6" style:num-suffix=")" text:level="7"/>
      <text:list-level-style-number style:num-format="a" text:style-name="List1Level7" style:num-suffix=")" text:level="8"/>
      <text:list-level-style-number style:num-format="i" text:style-name="List1Level8" style:num-suffix=")" text:level="9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9cm" fo:page-height="29.699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